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saac Asimov</text:p>
      <text:p text:style-name="Standard">Yo, Robot</text:p>
      <text:p text:style-name="Standard">Las tres leyes de la Robótica. En 1950 Isaac Asimov publicó el libro “Yo, Robot”, donde estableció por primera vez las tres leyes de la robótica que debía cumplir todo robot para su correcta integración en la sociedad. Dichas leyes que fueron formuladas en una novela, han sido adoptadas por la ciencia de la robótica.</text:p>
      <text:p text:style-name="Standard">Ley 1ª Un robot no debe dañar a un ser humano o, por su inacción, dejar que un ser humano sufra daño.</text:p>
      <text:p text:style-name="Standard">Ley 2ª Un robot debe obedecer las órdenes que le son dadas por un ser humano, excepto cuando estas órdenes se oponen a la primera ley.</text:p>
      <text:p text:style-name="Standard">Ley 3ª Un robot debe proteger su propia existencia, hasta donde esta protección no entre en conflicto con la primera o segunda ley.</text:p>
      <text:p text:style-name="Standard">Manual de Robótica, 56ª edición, año 20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 Pablo Cepeda</meta:initial-creator>
    <meta:creation-date>2018-02-23T19:53:05.225000000</meta:creation-date>
    <dc:date>2018-02-23T21:44:16.093000000</dc:date>
    <dc:creator>Juan Pablo Cepeda</dc:creator>
    <meta:editing-duration>PT57S</meta:editing-duration>
    <meta:editing-cycles>2</meta:editing-cycles>
    <meta:generator>LibreOffice/5.4.4.2$Windows_X86_64 LibreOffice_project/2524958677847fb3bb44820e40380acbe820f960</meta:generator>
    <meta:document-statistic meta:table-count="0" meta:image-count="0" meta:object-count="0" meta:page-count="1" meta:paragraph-count="7" meta:word-count="137" meta:character-count="746" meta:non-whitespace-character-count="616"/>
  </office:meta>
</office:document-meta>
</file>